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122" manifest:media-type="application/vnd.sun.star.oleobjec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121" manifest:media-type="application/vnd.sun.star.oleobjec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120" manifest:media-type="application/vnd.sun.star.oleobjec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111" manifest:media-type="application/vnd.sun.star.oleobjec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110" manifest:media-type="application/vnd.sun.star.oleobject"/>
  <manifest:file-entry manifest:full-path="Obj102" manifest:media-type="application/vnd.sun.star.oleobjec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112" manifest:media-type="application/vnd.sun.star.oleobject"/>
  <manifest:file-entry manifest:full-path="Obj104" manifest:media-type="application/vnd.sun.star.oleobject"/>
  <manifest:file-entry manifest:full-path="meta.xml" manifest:media-type="text/xml"/>
  <manifest:file-entry manifest:full-path="Obj118"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115"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101" manifest:media-type="application/vnd.sun.star.oleobject"/>
  <manifest:file-entry manifest:full-path="Configurations2/" manifest:media-type="application/vnd.sun.xml.ui.configuration"/>
  <manifest:file-entry manifest:full-path="Obj103" manifest:media-type="application/vnd.sun.star.oleobject"/>
  <manifest:file-entry manifest:full-path="Obj114" manifest:media-type="application/vnd.sun.star.oleobject"/>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130" manifest:media-type="application/vnd.sun.star.oleobject"/>
  <manifest:file-entry manifest:full-path="Obj131" manifest:media-type="application/vnd.sun.star.oleobject"/>
  <manifest:file-entry manifest:full-path="Obj132" manifest:media-type="application/vnd.sun.star.oleobject"/>
  <manifest:file-entry manifest:full-path="Obj133" manifest:media-type="application/vnd.sun.star.oleobject"/>
  <manifest:file-entry manifest:full-path="Obj134" manifest:media-type="application/vnd.sun.star.oleobject"/>
  <manifest:file-entry manifest:full-path="Obj135" manifest:media-type="application/vnd.sun.star.oleobject"/>
  <manifest:file-entry manifest:full-path="Obj142" manifest:media-type="application/vnd.sun.star.oleobject"/>
  <manifest:file-entry manifest:full-path="Obj109" manifest:media-type="application/vnd.sun.star.oleobject"/>
  <manifest:file-entry manifest:full-path="Obj128" manifest:media-type="application/vnd.sun.star.oleobject"/>
  <manifest:file-entry manifest:full-path="Obj143" manifest:media-type="application/vnd.sun.star.oleobject"/>
  <manifest:file-entry manifest:full-path="Obj137" manifest:media-type="application/vnd.sun.star.oleobject"/>
  <manifest:file-entry manifest:full-path="Obj129" manifest:media-type="application/vnd.sun.star.oleobject"/>
  <manifest:file-entry manifest:full-path="Obj144" manifest:media-type="application/vnd.sun.star.oleobject"/>
  <manifest:file-entry manifest:full-path="Obj138" manifest:media-type="application/vnd.sun.star.oleobject"/>
  <manifest:file-entry manifest:full-path="Obj127" manifest:media-type="application/vnd.sun.star.oleobject"/>
  <manifest:file-entry manifest:full-path="Obj136" manifest:media-type="application/vnd.sun.star.oleobject"/>
  <manifest:file-entry manifest:full-path="Obj126" manifest:media-type="application/vnd.sun.star.oleobjec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139" manifest:media-type=""/>
  <manifest:file-entry manifest:full-path="ObjectReplacements/Obj140" manifest:media-type=""/>
  <manifest:file-entry manifest:full-path="ObjectReplacements/Obj125" manifest:media-type=""/>
  <manifest:file-entry manifest:full-path="ObjectReplacements/Object 25" manifest:media-type=""/>
  <manifest:file-entry manifest:full-path="ObjectReplacements/Obj135" manifest:media-type=""/>
  <manifest:file-entry manifest:full-path="ObjectReplacements/Obj141" manifest:media-type=""/>
  <manifest:file-entry manifest:full-path="ObjectReplacements/Object 20" manifest:media-type="application/x-openoffice-gdimetafile;windows_formatname=&quot;GDIMetaFile&quot;"/>
  <manifest:file-entry manifest:full-path="ObjectReplacements/Obj126" manifest:media-type=""/>
  <manifest:file-entry manifest:full-path="ObjectReplacements/Obj136" manifest:media-type=""/>
  <manifest:file-entry manifest:full-path="ObjectReplacements/Obj142" manifest:media-type=""/>
  <manifest:file-entry manifest:full-path="ObjectReplacements/Object 21" manifest:media-type=""/>
  <manifest:file-entry manifest:full-path="ObjectReplacements/Obj127" manifest:media-type=""/>
  <manifest:file-entry manifest:full-path="ObjectReplacements/Obj137" manifest:media-type=""/>
  <manifest:file-entry manifest:full-path="ObjectReplacements/Obj143" manifest:media-type=""/>
  <manifest:file-entry manifest:full-path="ObjectReplacements/Object 22" manifest:media-type="application/x-openoffice-gdimetafile;windows_formatname=&quot;GDIMetaFile&quot;"/>
  <manifest:file-entry manifest:full-path="ObjectReplacements/Obj128" manifest:media-type=""/>
  <manifest:file-entry manifest:full-path="ObjectReplacements/Obj138" manifest:media-type=""/>
  <manifest:file-entry manifest:full-path="ObjectReplacements/Obj144" manifest:media-type=""/>
  <manifest:file-entry manifest:full-path="ObjectReplacements/Object 23" manifest:media-type=""/>
  <manifest:file-entry manifest:full-path="ObjectReplacements/Obj129" manifest:media-type=""/>
  <manifest:file-entry manifest:full-path="ObjectReplacements/Obj134" manifest:media-type=""/>
  <manifest:file-entry manifest:full-path="ObjectReplacements/Obj133" manifest:media-type=""/>
  <manifest:file-entry manifest:full-path="ObjectReplacements/Obj132" manifest:media-type=""/>
  <manifest:file-entry manifest:full-path="ObjectReplacements/Obj131" manifest:media-type=""/>
  <manifest:file-entry manifest:full-path="ObjectReplacements/Obj130" manifest:media-type=""/>
  <manifest:file-entry manifest:full-path="ObjectReplacements/Object 24" manifest:media-type=""/>
  <manifest:file-entry manifest:full-path="Obj141" manifest:media-type="application/vnd.sun.star.oleobject"/>
  <manifest:file-entry manifest:full-path="Obj108"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125" manifest:media-type="application/vnd.sun.star.oleobject"/>
  <manifest:file-entry manifest:full-path="Obj140" manifest:media-type="application/vnd.sun.star.oleobject"/>
  <manifest:file-entry manifest:full-path="Obj107" manifest:media-type="application/vnd.sun.star.oleobject"/>
  <manifest:file-entry manifest:full-path="Obj139" manifest:media-type="application/vnd.sun.star.oleobject"/>
  <manifest:file-entry manifest:full-path="Obj124" manifest:media-type="application/vnd.sun.star.oleobject"/>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123" manifest:media-type="application/vnd.sun.star.oleobjec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17"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116" manifest:media-type="application/vnd.sun.star.oleobjec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100" manifest:media-type="application/vnd.sun.star.oleobjec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106"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119" manifest:media-type="application/vnd.sun.star.oleobject"/>
  <manifest:file-entry manifest:full-path="Thumbnails/thumbnail.png" manifest:media-type="image/png"/>
  <manifest:file-entry manifest:full-path="Obj105"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113"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Plain_20_Text">
      <style:paragraph-properties fo:text-align="justify" style:justify-single-word="false"/>
    </style:style>
    <style:style style:name="P2" style:family="paragraph" style:parent-style-name="Plain_20_Text" style:list-style-name="WWNum1">
      <style:paragraph-properties fo:text-align="justify" style:justify-single-word="false"/>
    </style:style>
    <style:style style:name="P3" style:family="paragraph" style:parent-style-name="Plain_20_Text" style:list-style-name="WWNum3">
      <style:paragraph-properties fo:text-align="justify" style:justify-single-word="false"/>
    </style:style>
    <style:style style:name="P4" style:family="paragraph" style:parent-style-name="Plain_20_Text">
      <style:paragraph-properties fo:text-align="justify" style:justify-single-word="false"/>
      <style:text-properties style:font-name="Times New Roman" style:font-name-asian="MS Mincho" style:font-name-complex="Times New Roman1"/>
    </style:style>
    <style:style style:name="P5" style:family="paragraph" style:parent-style-name="Plain_20_Text">
      <style:paragraph-properties fo:text-align="center" style:justify-single-word="false"/>
    </style:style>
    <style:style style:name="P6" style:family="paragraph" style:parent-style-name="Plain_20_Text" style:master-page-name="Standard">
      <style:paragraph-properties fo:text-align="justify" style:justify-single-word="false" style:page-number="auto"/>
    </style:style>
    <style:style style:name="T1" style:family="text">
      <style:text-properties style:font-name="Times New Roman" fo:font-size="12pt" fo:font-weight="bold" style:font-name-asian="MS Mincho" style:font-size-asian="12pt" style:font-weight-asian="bold" style:font-name-complex="Times New Roman1" style:font-weight-complex="bold"/>
    </style:style>
    <style:style style:name="T2" style:family="text">
      <style:text-properties style:font-name="Times New Roman" style:font-name-asian="MS Mincho" style:font-name-complex="Times New Roman1"/>
    </style:style>
    <style:style style:name="T3" style:family="text">
      <style:text-properties style:font-name="Times New Roman" fo:font-style="italic" style:font-name-asian="MS Mincho" style:font-style-asian="italic" style:font-name-complex="Times New Roman1"/>
    </style:style>
    <style:style style:name="T4" style:family="text">
      <style:text-properties style:font-name="Times New Roman" fo:font-style="italic" style:font-name-asian="MS Mincho" style:font-style-asian="italic" style:font-name-complex="Times New Roman1" style:font-style-complex="italic"/>
    </style:style>
    <style:style style:name="T5" style:family="text">
      <style:text-properties style:font-name="Times New Roman" fo:font-style="italic" fo:font-weight="bold" style:font-name-asian="MS Mincho" style:font-style-asian="italic" style:font-weight-asian="bold" style:font-name-complex="Times New Roman1" style:font-style-complex="italic" style:font-weight-complex="bold"/>
    </style:style>
    <style:style style:name="T6" style:family="text">
      <style:text-properties style:font-name="Times New Roman" style:font-name-complex="Times New Roman1"/>
    </style:style>
    <style:style style:name="T7" style:family="text">
      <style:text-properties style:font-name="Times New Roman" fo:font-weight="bold" style:font-name-asian="MS Mincho" style:font-weight-asian="bold" style:font-name-complex="Times New Roman1" style:font-weight-complex="bold"/>
    </style:style>
    <style:style style:name="T8" style:family="text">
      <style:text-properties style:font-name="Times New Roman" fo:font-size="11pt" fo:font-weight="bold" style:font-name-asian="MS Mincho" style:font-size-asian="11pt" style:font-weight-asian="bold" style:font-name-complex="Times New Roman1" style:font-weight-complex="bold"/>
    </style:style>
    <style:style style:name="T9" style:family="text">
      <style:text-properties style:font-name="Wingdings" fo:font-size="12pt" fo:font-weight="bold" style:font-name-asian="Wingdings1" style:font-size-asian="12pt" style:font-weight-asian="bold" style:font-name-complex="Wingdings1" style:font-weight-complex="bold"/>
    </style:style>
    <style:style style:name="T10" style:family="text">
      <style:text-properties style:font-name="Wingdings" style:font-name-asian="Wingdings1" style:font-name-complex="Wingdings1"/>
    </style:style>
    <style:style style:name="fr1"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text:span text:style-name="T1">Reg.Ex </text:span><text:span text:style-name="T9"></text:span><text:span text:style-name="T1"> DFA</text:span></text:p>
      <text:p text:style-name="P1"><text:span text:style-name="T2">Originally:</text:span></text:p>
      <text:p text:style-name="P1"><text:span text:style-name="T4">e-mail to Bruce Litow</text:span></text:p>
      <text:p text:style-name="P1"><text:span text:style-name="T4">1992 January 16 16:12:31 -0600</text:span></text:p>
      <text:p text:style-name="P4"/>
      <text:p text:style-name="P1"><text:span text:style-name="T2">The reason I’m interested in a good Reg.Ex. </text:span><text:span text:style-name="T10"></text:span><text:span text:style-name="T2"> DFA algorithm is that I’m trying to formalize a CFG parsing algorithm that I’ve been using by hand for a couple years.</text:span></text:p>
      <text:p text:style-name="P4"/>
      <text:p text:style-name="P1"><text:span text:style-name="T2">It will accept a grammar with rules stated in the form</text:span></text:p>
      <text:p text:style-name="P5"><text:span text:style-name="T2">Non-Terminal = Regular-Expression(Terminals, Non-Terminals).</text:span></text:p>
      <text:p text:style-name="P1"><text:span text:style-name="T2">convert the regular expression on the right to a DFA thus resulting in something much like a recursive transition network.</text:span></text:p>
      <text:p text:style-name="P4"/>
      <text:p text:style-name="P1"><text:span text:style-name="T2">Then it will eliminate arcs in the DFAs traversed by non-terminals, perform “stack symbol introduction”. There’s a whole body of rules for carrying out this transformation. The result is a PDA in a certain special form.</text:span></text:p>
      <text:p text:style-name="P4"/>
      <text:p text:style-name="P1"><text:span text:style-name="T2">Then it will perform “lambda elimination” transformations for which, again, there’s a whole body of rules.</text:span></text:p>
      <text:p text:style-name="P4"/>
      <text:p text:style-name="P1"><text:span text:style-name="T2">For example, the grammar</text:span></text:p>
      <text:p text:style-name="P5"><draw:frame draw:style-name="fr1" text:anchor-type="as-char" svg:width="0.7917in" svg:height="0.2398in" draw:z-index="0"><draw:object xlink:href="./Object 1" xlink:type="simple" xlink:show="embed" xlink:actuate="onLoad"/><draw:image xlink:href="./ObjectReplacements/Object 1" xlink:type="simple" xlink:show="embed" xlink:actuate="onLoad"/></draw:frame><text:span text:style-name="T2">.</text:span></text:p>
      <text:p text:style-name="P1"><text:span text:style-name="T2">When subjected to the first stage will yield the DFA given by the regular grammar</text:span></text:p>
      <text:p text:style-name="P5"><draw:frame draw:style-name="fr1" text:anchor-type="as-char" svg:width="2.75in" svg:height="0.2083in" draw:z-index="1"><draw:object xlink:href="./Object 2" xlink:type="simple" xlink:show="embed" xlink:actuate="onLoad"/><draw:image xlink:href="./ObjectReplacements/Object 2" xlink:type="simple" xlink:show="embed" xlink:actuate="onLoad"/></draw:frame><text:span text:style-name="T2">.</text:span></text:p>
      <text:p text:style-name="P1"><text:span text:style-name="T2">The non-terminal elimination phase will remove the arc involving the non-terminal </text:span><text:span text:style-name="T2"><draw:frame draw:style-name="fr1" text:anchor-type="as-char" svg:width="0.1354in" svg:height="0.1665in" draw:z-index="2"><draw:object xlink:href="./Object 3" xlink:type="simple" xlink:show="embed" xlink:actuate="onLoad"/><draw:image xlink:href="./ObjectReplacements/Object 3" xlink:type="simple" xlink:show="embed" xlink:actuate="onLoad"/></draw:frame></text:span><text:span text:style-name="T2"><text:s/>and replacing it as follows:</text:span></text:p>
      <text:p text:style-name="P5"><draw:frame draw:style-name="fr1" text:anchor-type="as-char" svg:width="1.5417in" svg:height="0.6252in" draw:z-index="3"><draw:object xlink:href="./Object 4" xlink:type="simple" xlink:show="embed" xlink:actuate="onLoad"/><draw:image xlink:href="./ObjectReplacements/Object 4" xlink:type="simple" xlink:show="embed" xlink:actuate="onLoad"/></draw:frame></text:p>
      <text:p text:style-name="P1"><text:span text:style-name="T2">The right end of the arcs for </text:span><text:span text:style-name="T2"><draw:frame draw:style-name="fr1" text:anchor-type="as-char" svg:width="0.2398in" svg:height="0.2398in" draw:z-index="4"><draw:object xlink:href="./Object 5" xlink:type="simple" xlink:show="embed" xlink:actuate="onLoad"/><draw:image xlink:href="./ObjectReplacements/Object 5" xlink:type="simple" xlink:show="embed" xlink:actuate="onLoad"/></draw:frame></text:span><text:span text:style-name="T2"><text:s/>goes to the starting states associated with the non-terminal </text:span><text:span text:style-name="T2"><draw:frame draw:style-name="fr1" text:anchor-type="as-char" svg:width="0.1354in" svg:height="0.1665in" draw:z-index="5"><draw:object xlink:href="./Object 6" xlink:type="simple" xlink:show="embed" xlink:actuate="onLoad"/><draw:image xlink:href="./ObjectReplacements/Object 6" xlink:type="simple" xlink:show="embed" xlink:actuate="onLoad"/></draw:frame></text:span><text:span text:style-name="T2">, and the left end of the arcs for </text:span><text:span text:style-name="T2"><draw:frame draw:style-name="fr1" text:anchor-type="as-char" svg:width="0.2398in" svg:height="0.2398in" draw:z-index="6"><draw:object xlink:href="./Object 7" xlink:type="simple" xlink:show="embed" xlink:actuate="onLoad"/><draw:image xlink:href="./ObjectReplacements/Object 7" xlink:type="simple" xlink:show="embed" xlink:actuate="onLoad"/></draw:frame></text:span><text:span text:style-name="T2"><text:s/>go to the final states associated with the non-terminal. The meanings of these arcs are</text:span></text:p>
      <text:list xml:id="list23075748" text:style-name="WWNum1">
        <text:list-item>
          <text:p text:style-name="P2"><draw:frame draw:style-name="fr1" text:anchor-type="as-char" svg:width="0.5311in" svg:height="0.3228in" draw:z-index="7"><draw:object xlink:href="./Object 8" xlink:type="simple" xlink:show="embed" xlink:actuate="onLoad"/><draw:image xlink:href="./ObjectReplacements/Object 8" xlink:type="simple" xlink:show="embed" xlink:actuate="onLoad"/></draw:frame><text:span text:style-name="T2">: a </text:span><text:span text:style-name="T2"><draw:frame draw:style-name="fr1" text:anchor-type="as-char" svg:width="0.1252in" svg:height="0.1772in" draw:z-index="8"><draw:object xlink:href="./Object 9" xlink:type="simple" xlink:show="embed" xlink:actuate="onLoad"/><draw:image xlink:href="./ObjectReplacements/Object 9" xlink:type="simple" xlink:show="embed" xlink:actuate="onLoad"/></draw:frame></text:span><text:span text:style-name="T2">-transition accompanied by pushing </text:span><text:span text:style-name="T2"><draw:frame draw:style-name="fr1" text:anchor-type="as-char" svg:width="0.1563in" svg:height="0.1563in" draw:z-index="9"><draw:object xlink:href="./Object 10" xlink:type="simple" xlink:show="embed" xlink:actuate="onLoad"/><draw:image xlink:href="./ObjectReplacements/Object 10" xlink:type="simple" xlink:show="embed" xlink:actuate="onLoad"/></draw:frame></text:span><text:span text:style-name="T2"><text:s/>onto the stack.</text:span></text:p>
        </text:list-item>
        <text:list-item>
          <text:p text:style-name="P2"><draw:frame draw:style-name="fr1" text:anchor-type="as-char" svg:width="0.5417in" svg:height="0.3228in" draw:z-index="10"><draw:object xlink:href="./Object 11" xlink:type="simple" xlink:show="embed" xlink:actuate="onLoad"/><draw:image xlink:href="./ObjectReplacements/Object 11" xlink:type="simple" xlink:show="embed" xlink:actuate="onLoad"/></draw:frame><text:span text:style-name="T6">: a </text:span><text:span text:style-name="T6"><draw:frame draw:style-name="fr1" text:anchor-type="as-char" svg:width="0.1252in" svg:height="0.1772in" draw:z-index="11"><draw:object xlink:href="./Object 12" xlink:type="simple" xlink:show="embed" xlink:actuate="onLoad"/><draw:image xlink:href="./ObjectReplacements/Object 12" xlink:type="simple" xlink:show="embed" xlink:actuate="onLoad"/></draw:frame></text:span><text:span text:style-name="T2">-transition accompanied by popping </text:span><text:span text:style-name="T2"><draw:frame draw:style-name="fr1" text:anchor-type="as-char" svg:width="0.1563in" svg:height="0.1563in" draw:z-index="12"><draw:object xlink:href="./Object 13" xlink:type="simple" xlink:show="embed" xlink:actuate="onLoad"/><draw:image xlink:href="./ObjectReplacements/Object 13" xlink:type="simple" xlink:show="embed" xlink:actuate="onLoad"/></draw:frame></text:span><text:span text:style-name="T2"><text:s/>from the stack.</text:span></text:p>
        </text:list-item>
      </text:list>
      <text:p text:style-name="P1"><text:span text:style-name="T2">The pop action is blocked if the top of the stack does not match; hence it entails a test.</text:span></text:p>
      <text:p text:style-name="P4"/>
      <text:p text:style-name="P1"><text:span text:style-name="T2">The corresponding “regular” grammar at the second stage thus becomes</text:span></text:p>
      <text:p text:style-name="P5"><draw:frame draw:style-name="fr1" text:anchor-type="as-char" svg:width="3.2917in" svg:height="0.2398in" draw:z-index="13"><draw:object xlink:href="./Object 14" xlink:type="simple" xlink:show="embed" xlink:actuate="onLoad"/><draw:image xlink:href="./ObjectReplacements/Object 14" xlink:type="simple" xlink:show="embed" xlink:actuate="onLoad"/></draw:frame><text:span text:style-name="T2">.</text:span></text:p>
      <text:p text:style-name="P1"><text:span text:style-name="T2">As an example of a rule, one of many: if there were any other arcs anywhere in any of the other DFAs (assuming this example had more than one production) of the form</text:span></text:p>
      <text:p text:style-name="P5"><draw:frame draw:style-name="fr1" text:anchor-type="as-char" svg:width="0.4689in" svg:height="0.2917in" draw:z-index="14"><draw:object xlink:href="./Object 15" xlink:type="simple" xlink:show="embed" xlink:actuate="onLoad"/><draw:image xlink:href="./ObjectReplacements/Object 15" xlink:type="simple" xlink:show="embed" xlink:actuate="onLoad"/></draw:frame></text:p>
      <text:p text:style-name="P1"><text:span text:style-name="T2">it would perform the transformation above </text:span><text:span text:style-name="T4">using the same stack symbol</text:span><text:span text:style-name="T2"> </text:span><text:span text:style-name="T2"><draw:frame draw:style-name="fr1" text:anchor-type="as-char" svg:width="0.1563in" svg:height="0.1563in" draw:z-index="15"><draw:object xlink:href="./Object 16" xlink:type="simple" xlink:show="embed" xlink:actuate="onLoad"/><draw:image xlink:href="./ObjectReplacements/Object 16" xlink:type="simple" xlink:show="embed" xlink:actuate="onLoad"/></draw:frame></text:span><text:span text:style-name="T2">.</text:span></text:p>
      <text:p text:style-name="P4"/>
      <text:p text:style-name="P1"><text:span text:style-name="T2">The third stage eliminates some or all of the lambda transitions. First the </text:span><text:span text:style-name="T2"><draw:frame draw:style-name="fr1" text:anchor-type="as-char" svg:width="0.5311in" svg:height="0.3228in" draw:z-index="16"><draw:object xlink:href="./Object 17" xlink:type="simple" xlink:show="embed" xlink:actuate="onLoad"/><draw:image xlink:href="./ObjectReplacements/Object 17" xlink:type="simple" xlink:show="embed" xlink:actuate="onLoad"/></draw:frame></text:span><text:span text:style-name="T2"><text:s/>transition</text:span></text:p>
      <text:p text:style-name="P5"><draw:frame draw:style-name="fr1" text:anchor-type="as-char" svg:width="2.6252in" svg:height="0.2398in" draw:z-index="17"><draw:object xlink:href="./Object 18" xlink:type="simple" xlink:show="embed" xlink:actuate="onLoad"/><draw:image xlink:href="./ObjectReplacements/Object 18" xlink:type="simple" xlink:show="embed" xlink:actuate="onLoad"/></draw:frame><text:span text:style-name="T2">.</text:span></text:p>
      <text:p text:style-name="P1"><text:span text:style-name="T2">Then the </text:span><text:span text:style-name="T2"><draw:frame draw:style-name="fr1" text:anchor-type="as-char" svg:width="0.5417in" svg:height="0.3228in" draw:z-index="18"><draw:object xlink:href="./Object 19" xlink:type="simple" xlink:show="embed" xlink:actuate="onLoad"/><draw:image xlink:href="./ObjectReplacements/Object 19" xlink:type="simple" xlink:show="embed" xlink:actuate="onLoad"/></draw:frame></text:span><text:span text:style-name="T2"><text:s/>transition</text:span></text:p>
      <text:p text:style-name="P5"><draw:frame draw:style-name="fr1" text:anchor-type="as-char" svg:width="1.9583in" svg:height="0.2398in" draw:z-index="19"><draw:object xlink:href="./Object 20" xlink:type="simple" xlink:show="embed" xlink:actuate="onLoad"/><draw:image xlink:href="./ObjectReplacements/Object 20" xlink:type="simple" xlink:show="embed" xlink:actuate="onLoad"/></draw:frame><text:span text:style-name="T2">.</text:span></text:p>
      <text:p text:style-name="P1"><text:soft-page-break/><text:span text:style-name="T2">I can transform standard C syntax quite easily in this way into about a 60 state parser. But it takes a while to carry out the manipulations.</text:span></text:p>
      <text:p text:style-name="P4"/>
      <text:p text:style-name="P1"><text:span text:style-name="T2">I tend to think of this automaton as an infinite DFA whose states are indexed by strings of stack symbols, so the automaton above would have the following arcs</text:span></text:p>
      <text:p text:style-name="P5"><draw:frame draw:style-name="fr1" text:anchor-type="as-char" svg:width="3.5937in" svg:height="0.3228in" draw:z-index="20"><draw:object xlink:href="./Object 21" xlink:type="simple" xlink:show="embed" xlink:actuate="onLoad"/><draw:image xlink:href="./ObjectReplacements/Object 21" xlink:type="simple" xlink:show="embed" xlink:actuate="onLoad"/></draw:frame><text:span text:style-name="T2">,</text:span></text:p>
      <text:p text:style-name="P1"><text:span text:style-name="T2">for </text:span><text:span text:style-name="T2"><draw:frame draw:style-name="fr1" text:anchor-type="as-char" svg:width="0.4272in" svg:height="0.2083in" draw:z-index="21"><draw:object xlink:href="./Object 22" xlink:type="simple" xlink:show="embed" xlink:actuate="onLoad"/><draw:image xlink:href="./ObjectReplacements/Object 22" xlink:type="simple" xlink:show="embed" xlink:actuate="onLoad"/></draw:frame></text:span><text:span text:style-name="T2">, with </text:span><text:span text:style-name="T2"><draw:frame draw:style-name="fr1" text:anchor-type="as-char" svg:width="0.4165in" svg:height="0.2398in" draw:z-index="22"><draw:object xlink:href="./Object 23" xlink:type="simple" xlink:show="embed" xlink:actuate="onLoad"/><draw:image xlink:href="./ObjectReplacements/Object 23" xlink:type="simple" xlink:show="embed" xlink:actuate="onLoad"/></draw:frame></text:span><text:span text:style-name="T2"><text:s/>as both the start and final state.</text:span></text:p>
      <text:p text:style-name="P4"/>
      <text:p text:style-name="P1"><text:span text:style-name="T2">So, for instance, for the word </text:span><text:span text:style-name="T2"><draw:frame draw:style-name="fr1" text:anchor-type="as-char" svg:width="0.448in" svg:height="0.198in" draw:z-index="23"><draw:object xlink:href="./Object 24" xlink:type="simple" xlink:show="embed" xlink:actuate="onLoad"/><draw:image xlink:href="./ObjectReplacements/Object 24" xlink:type="simple" xlink:show="embed" xlink:actuate="onLoad"/></draw:frame></text:span><text:span text:style-name="T2">, one has the transition sequence</text:span></text:p>
      <text:p text:style-name="P5"><draw:frame draw:style-name="fr1" text:anchor-type="as-char" svg:width="5.0728in" svg:height="0.3228in" draw:z-index="24"><draw:object xlink:href="./Object 25" xlink:type="simple" xlink:show="embed" xlink:actuate="onLoad"/><draw:image xlink:href="./ObjectReplacements/Object 25" xlink:type="simple" xlink:show="embed" xlink:actuate="onLoad"/></draw:frame><text:span text:style-name="T2">.</text:span></text:p>
      <text:p text:style-name="P1"><text:span text:style-name="T2">All the transformation rules I use are motivated by this correspondence.</text:span></text:p>
      <text:p text:style-name="P4"/>
      <text:p text:style-name="P1"><text:span text:style-name="T1">Converting Regular Expressions to DFA’s (subtle)</text:span></text:p>
      <text:p text:style-name="P1"><text:span text:style-name="T2">comp.theory</text:span></text:p>
      <text:p text:style-name="P1"><text:span text:style-name="T2">Part 1: </text:span><text:span text:style-name="T7">Re: Converting Regular Expressions to DFA’s (subtle)</text:span></text:p>
      <text:p text:style-name="P1"><text:span text:style-name="T2">1992 January 14 14:45:06 GMT</text:span></text:p>
      <text:p text:style-name="P1"><text:span text:style-name="T2">Part 2: </text:span><text:span text:style-name="T7">Re: Converting Regular Expressions to DFA’s (subtle)</text:span></text:p>
      <text:p text:style-name="P1"><text:span text:style-name="T2">1992 January 17 20:24:03 GMT</text:span></text:p>
      <text:p text:style-name="P1"><text:span text:style-name="T2">Part 3: </text:span><text:span text:style-name="T7">Re: An algorithm (was: Re: Converting Regular Expressions to DFA’s (subtle))</text:span></text:p>
      <text:p text:style-name="P1"><text:span text:style-name="T2">1992 January 17 20:11:45 GMT</text:span></text:p>
      <text:p text:style-name="P4"/>
      <text:p text:style-name="P1"><text:span text:style-name="T8">Part 1:</text:span></text:p>
      <text:p text:style-name="P1"><text:span text:style-name="T2">Recently, I was stumped when trying to come up with an efficient algorithm that directly converts regular expressions to minimal DFA’s without going through any intermediate stages. It sounds so easy, and it is in fact such an easy problem to work by hand, but an afternoon’s study reveals that it involved some fairly subtle concepts.</text:span></text:p>
      <text:p text:style-name="P4"/>
      <text:p text:style-name="P1"><text:span text:style-name="T2">Somehow, these concepts seem central:</text:span></text:p>
      <text:list xml:id="list646116540" text:style-name="WWNum3">
        <text:list-item>
          <text:p text:style-name="P3"><text:span text:style-name="T2">Identities: 1 = empty string; 0 = error string ( = empty set ); (note: </text:span><text:span text:style-name="T2"><draw:frame draw:style-name="fr2" text:anchor-type="as-char" svg:width="0.8646in" svg:height="0.2083in" draw:z-index="25"><draw:object-ole xlink:href="./Obj125" xlink:type="simple" xlink:show="embed" xlink:actuate="onLoad"/><draw:image xlink:href="./ObjectReplacements/Obj125" xlink:type="simple" xlink:show="embed" xlink:actuate="onLoad"/></draw:frame></text:span><text:span text:style-name="T2">, </text:span><text:span text:style-name="T2"><draw:frame draw:style-name="fr2" text:anchor-type="as-char" svg:width="0.698in" svg:height="0.1665in" draw:z-index="26"><draw:object-ole xlink:href="./Obj126" xlink:type="simple" xlink:show="embed" xlink:actuate="onLoad"/><draw:image xlink:href="./ObjectReplacements/Obj126" xlink:type="simple" xlink:show="embed" xlink:actuate="onLoad"/></draw:frame></text:span><text:span text:style-name="T2">, </text:span><text:span text:style-name="T2"><draw:frame draw:style-name="fr2" text:anchor-type="as-char" svg:width="0.6563in" svg:height="0.1665in" draw:z-index="27"><draw:object-ole xlink:href="./Obj127" xlink:type="simple" xlink:show="embed" xlink:actuate="onLoad"/><draw:image xlink:href="./ObjectReplacements/Obj127" xlink:type="simple" xlink:show="embed" xlink:actuate="onLoad"/></draw:frame></text:span><text:span text:style-name="T2">)</text:span></text:p>
        </text:list-item>
        <text:list-item>
          <text:p text:style-name="P3"><draw:frame draw:style-name="fr2" text:anchor-type="as-char" svg:width="0.3854in" svg:height="0.2083in" draw:z-index="28"><draw:object-ole xlink:href="./Obj128" xlink:type="simple" xlink:show="embed" xlink:actuate="onLoad"/><draw:image xlink:href="./ObjectReplacements/Obj128" xlink:type="simple" xlink:show="embed" xlink:actuate="onLoad"/></draw:frame><text:span text:style-name="T2"><text:s/>if </text:span><text:span text:style-name="T2"><draw:frame draw:style-name="fr2" text:anchor-type="as-char" svg:width="0.1563in" svg:height="0.1563in" draw:z-index="29"><draw:object-ole xlink:href="./Obj129" xlink:type="simple" xlink:show="embed" xlink:actuate="onLoad"/><draw:image xlink:href="./ObjectReplacements/Obj129" xlink:type="simple" xlink:show="embed" xlink:actuate="onLoad"/></draw:frame></text:span><text:span text:style-name="T2"><text:s/>contains the empty string; </text:span><text:span text:style-name="T2"><draw:frame draw:style-name="fr2" text:anchor-type="as-char" svg:width="0.4165in" svg:height="0.2083in" draw:z-index="30"><draw:object-ole xlink:href="./Obj130" xlink:type="simple" xlink:show="embed" xlink:actuate="onLoad"/><draw:image xlink:href="./ObjectReplacements/Obj130" xlink:type="simple" xlink:show="embed" xlink:actuate="onLoad"/></draw:frame></text:span><text:span text:style-name="T2"><text:s/>else</text:span></text:p>
        </text:list-item>
        <text:list-item>
          <text:p text:style-name="P3"><draw:frame draw:style-name="fr2" text:anchor-type="as-char" svg:width="1.0937in" svg:height="0.2398in" draw:z-index="31"><draw:object-ole xlink:href="./Obj131" xlink:type="simple" xlink:show="embed" xlink:actuate="onLoad"/><draw:image xlink:href="./ObjectReplacements/Obj131" xlink:type="simple" xlink:show="embed" xlink:actuate="onLoad"/></draw:frame></text:p>
        </text:list-item>
        <text:list-item>
          <text:p text:style-name="P3"><text:span text:style-name="T2">Partition theorem: </text:span><text:span text:style-name="T2"><draw:frame draw:style-name="fr2" text:anchor-type="as-char" svg:width="2.2398in" svg:height="0.2398in" draw:z-index="32"><draw:object-ole xlink:href="./Obj132" xlink:type="simple" xlink:show="embed" xlink:actuate="onLoad"/><draw:image xlink:href="./ObjectReplacements/Obj132" xlink:type="simple" xlink:show="embed" xlink:actuate="onLoad"/></draw:frame></text:span><text:span text:style-name="T2">A; where </text:span><text:span text:style-name="T2"><draw:frame draw:style-name="fr2" text:anchor-type="as-char" svg:width="0.5728in" svg:height="0.198in" draw:z-index="33"><draw:object-ole xlink:href="./Obj133" xlink:type="simple" xlink:show="embed" xlink:actuate="onLoad"/><draw:image xlink:href="./ObjectReplacements/Obj133" xlink:type="simple" xlink:show="embed" xlink:actuate="onLoad"/></draw:frame></text:span><text:span text:style-name="T2"><text:s/>are the input symbols of the language.</text:span></text:p>
        </text:list-item>
      </text:list>
      <text:p text:style-name="P1"><text:span text:style-name="T2">The algorithm would iterate (b) and (c) on the regular expression in question and thus generate the minimal DFA, somehow keeping track of and eliminating duplicates on the fly.</text:span></text:p>
      <text:p text:style-name="P4"/>
      <text:p text:style-name="P1"><text:span text:style-name="T2">Is there a detailed description or outline, or even software available on-line that carries out this conversion?</text:span></text:p>
      <text:p text:style-name="P4"/>
      <text:p text:style-name="P1"><text:span text:style-name="T2">I have used this method to generate DFA’s directly from regular expressions, but not minimal DFA’s. The reason is that I know of no easier way of determining identity of regular expressions than to generate mininal DFA’s and compare these.</text:span></text:p>
      <text:p text:style-name="P4"/>
      <text:p text:style-name="P1"><text:span text:style-name="T2">Thus, I used an approximate identity relation: if the relation holds, the regular expressions are equal, but the may be equal even if the relation doesn’t hold. You can make this relation as precise as you like, but adding precision adds complexity. The only important requirement is that you will get a finite number of states for any regular expression. I could not prove that this was the case, but I found no counter examples. I found that the DFA’s I obtained were in most cases identical to those generated by the method in section 3.9 of Aho,Sethi &amp; Ullmans “Dragon book”. Sometimes I got better results, sometimes it got better results.</text:span></text:p>
      <text:p text:style-name="P4"/>
      <text:p text:style-name="P1"><text:span text:style-name="T7">From Torben AEgidius Mogensen (torbenm@diku.dk):</text:span></text:p>
      <text:p text:style-name="P1"><text:soft-page-break/><text:span text:style-name="T4">The paper “minimal model generation” by Bouajjani, Fernandez &amp; Halbwachs from the Workshop on Computer-Aided Verification, June 1990 presents a method for generating minimal DFA’s directly. It involves manipulating boolean functions by binary decision diagrams.</text:span></text:p>
      <text:p text:style-name="P4"/>
      <text:p text:style-name="P1"><text:span text:style-name="T8">Part 2:</text:span></text:p>
      <text:p text:style-name="P1"><text:span text:style-name="T7">From raoult@irisa.fr (Jean-Claude Raoult):</text:span></text:p>
      <text:p text:style-name="P1"><text:span text:style-name="T4">Another similar method is to use a finer equivalence on regular expressions, essentially associativity, commutativity, idempotence of set union (+) and distributivity over concatenation. There you get Brozowski’s algorithm. Berry &amp; Sethi (Theor. Comp. Sci. </text:span><text:span text:style-name="T5">48</text:span><text:span text:style-name="T4"> (1986) :</text:span></text:p>
      <text:p text:style-name="P4"/>
      <text:p text:style-name="P1"><text:span text:style-name="T2">Actually, as per the algorithm I described yesterday, you’ll only need the following properties</text:span></text:p>
      <text:p text:style-name="MTDisplayEquation"><text:tab/><draw:frame draw:style-name="fr2" text:anchor-type="as-char" svg:width="3.2917in" svg:height="0.4583in" draw:z-index="34"><draw:object-ole xlink:href="./Obj134" xlink:type="simple" xlink:show="embed" xlink:actuate="onLoad"/><draw:image xlink:href="./ObjectReplacements/Obj134" xlink:type="simple" xlink:show="embed" xlink:actuate="onLoad"/></draw:frame></text:p>
      <text:p text:style-name="P1"><text:span text:style-name="T2">(where </text:span><text:span text:style-name="T2"><draw:frame draw:style-name="fr2" text:anchor-type="as-char" svg:width="0.1252in" svg:height="0.1354in" draw:z-index="35"><draw:object-ole xlink:href="./Obj135" xlink:type="simple" xlink:show="embed" xlink:actuate="onLoad"/><draw:image xlink:href="./ObjectReplacements/Obj135" xlink:type="simple" xlink:show="embed" xlink:actuate="onLoad"/></draw:frame></text:span><text:span text:style-name="T2"><text:s/>denotes an input symbol) to get minimal DFA’s under the condition Berry and Sethi describe (distinct input symbols).</text:span></text:p>
      <text:p text:style-name="P4"/>
      <text:p text:style-name="P1"><text:span text:style-name="T8">Part 3:</text:span></text:p>
      <text:p text:style-name="P1"><text:span text:style-name="T2">(Algorithm deleted)</text:span></text:p>
      <text:p text:style-name="P1"><text:span text:style-name="T3">The one problem with this method is that you still have to perform subset construction and minimilization.</text:span></text:p>
      <text:p text:style-name="P4"/>
      <text:p text:style-name="P1"><text:span text:style-name="T3">Try finishing off the example above following this description...</text:span></text:p>
      <text:p text:style-name="P4"/>
      <text:p text:style-name="P1"><text:span text:style-name="T2">I forgot to mention, despite the apparent complexity of the example used in the description of the algorithm, you’ll only end up generating a few states (5 I think).</text:span></text:p>
      <text:p text:style-name="P4"/>
      <text:p text:style-name="P1"><text:span text:style-name="T2">The following property also holds:</text:span></text:p>
      <text:p text:style-name="P1"><text:span text:style-name="T2">If every symbol in the regular expression </text:span><text:span text:style-name="T2"><draw:frame draw:style-name="fr2" text:anchor-type="as-char" svg:width="0.1563in" svg:height="0.1563in" draw:z-index="36"><draw:object-ole xlink:href="./Obj136" xlink:type="simple" xlink:show="embed" xlink:actuate="onLoad"/><draw:image xlink:href="./ObjectReplacements/Obj136" xlink:type="simple" xlink:show="embed" xlink:actuate="onLoad"/></draw:frame></text:span><text:span text:style-name="T2"><text:s/>is distinct (call them </text:span><text:span text:style-name="T2"><draw:frame draw:style-name="fr2" text:anchor-type="as-char" svg:width="0.7189in" svg:height="0.2083in" draw:z-index="37"><draw:object-ole xlink:href="./Obj137" xlink:type="simple" xlink:show="embed" xlink:actuate="onLoad"/><draw:image xlink:href="./ObjectReplacements/Obj137" xlink:type="simple" xlink:show="embed" xlink:actuate="onLoad"/></draw:frame></text:span><text:span text:style-name="T2">), then the resulting finite automaton is minimal. In equation form, every state can be represented as a finite sum taken out of the set </text:span><text:span text:style-name="T2"><draw:frame draw:style-name="fr2" text:anchor-type="as-char" svg:width="1.3752in" svg:height="0.2398in" draw:z-index="38"><draw:object-ole xlink:href="./Obj138" xlink:type="simple" xlink:show="embed" xlink:actuate="onLoad"/><draw:image xlink:href="./ObjectReplacements/Obj138" xlink:type="simple" xlink:show="embed" xlink:actuate="onLoad"/></draw:frame></text:span><text:span text:style-name="T2"><text:s/>where </text:span><text:span text:style-name="T2"><draw:frame draw:style-name="fr2" text:anchor-type="as-char" svg:width="0.7917in" svg:height="0.2083in" draw:z-index="39"><draw:object-ole xlink:href="./Obj139" xlink:type="simple" xlink:show="embed" xlink:actuate="onLoad"/><draw:image xlink:href="./ObjectReplacements/Obj139" xlink:type="simple" xlink:show="embed" xlink:actuate="onLoad"/></draw:frame></text:span><text:span text:style-name="T2"><text:s/>are (not necessarily distinct) states </text:span><text:span text:style-name="T4">uniquely</text:span><text:span text:style-name="T2"> determined by the symbols </text:span><text:span text:style-name="T2"><draw:frame draw:style-name="fr2" text:anchor-type="as-char" svg:width="0.7189in" svg:height="0.2083in" draw:z-index="40"><draw:object-ole xlink:href="./Obj140" xlink:type="simple" xlink:show="embed" xlink:actuate="onLoad"/><draw:image xlink:href="./ObjectReplacements/Obj140" xlink:type="simple" xlink:show="embed" xlink:actuate="onLoad"/></draw:frame></text:span><text:span text:style-name="T2">. Compare with the method described in Berry and Sethi (“From Regular Expressions to Deterministic Automata” Theoretical Computer Science 1986).</text:span></text:p>
      <text:p text:style-name="P4"/>
      <text:p text:style-name="P1"><text:span text:style-name="T2">Their example: </text:span><text:span text:style-name="T2"><draw:frame draw:style-name="fr2" text:anchor-type="as-char" svg:width="0.9063in" svg:height="0.2602in" draw:z-index="41"><draw:object-ole xlink:href="./Obj141" xlink:type="simple" xlink:show="embed" xlink:actuate="onLoad"/><draw:image xlink:href="./ObjectReplacements/Obj141" xlink:type="simple" xlink:show="embed" xlink:actuate="onLoad"/></draw:frame></text:span><text:span text:style-name="T2"><text:s/>with the algorithm I described previously will yield the automaton below (listed in equation form) with the starting state </text:span><text:span text:style-name="T2"><draw:frame draw:style-name="fr2" text:anchor-type="as-char" svg:width="0.2083in" svg:height="0.2083in" draw:z-index="42"><draw:object-ole xlink:href="./Obj142" xlink:type="simple" xlink:show="embed" xlink:actuate="onLoad"/><draw:image xlink:href="./ObjectReplacements/Obj142" xlink:type="simple" xlink:show="embed" xlink:actuate="onLoad"/></draw:frame></text:span><text:span text:style-name="T2">:</text:span></text:p>
      <text:p text:style-name="MTDisplayEquation"><text:tab/><draw:frame draw:style-name="fr2" text:anchor-type="as-char" svg:width="2.802in" svg:height="0.8437in" draw:z-index="43"><draw:object-ole xlink:href="./Obj143" xlink:type="simple" xlink:show="embed" xlink:actuate="onLoad"/><draw:image xlink:href="./ObjectReplacements/Obj143" xlink:type="simple" xlink:show="embed" xlink:actuate="onLoad"/></draw:frame></text:p>
      <text:p text:style-name="P1"><text:span text:style-name="T2">and finite sums taken out of the set </text:span><text:span text:style-name="T2"><draw:frame draw:style-name="fr2" text:anchor-type="as-char" svg:width="1.9063in" svg:height="0.2398in" draw:z-index="44"><draw:object-ole xlink:href="./Obj144" xlink:type="simple" xlink:show="embed" xlink:actuate="onLoad"/><draw:image xlink:href="./ObjectReplacements/Obj144" xlink:type="simple" xlink:show="embed" xlink:actuate="onLoad"/></draw:fram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TDisplayEquation" style:family="paragraph" style:parent-style-name="Plain_20_Text" style:next-style-name="Standard" style:default-outline-level="">
      <style:paragraph-properties fo:text-align="justify" style:justify-single-word="false">
        <style:tab-stops>
          <style:tab-stop style:position="3.3335in" style:type="center"/>
          <style:tab-stop style:position="6.6665in" style:type="right"/>
        </style:tab-stops>
      </style:paragraph-properties>
      <style:text-properties style:font-name="Times New Roman" fo:font-family="'Times New Roman'" style:font-family-generic="roman" style:font-pitch="variable"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9165in" fo:margin-right="0.916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gEx to DFA</dc:title>
    <meta:initial-creator>Rock Brentwood</meta:initial-creator>
    <dc:creator>Brown Deer Public Library</dc:creator>
    <meta:editing-cycles>2</meta:editing-cycles>
    <meta:creation-date>2016-08-30T21:19:00</meta:creation-date>
    <dc:date>2016-08-30T21:19:00</dc:date>
    <meta:editing-duration>P0D</meta:editing-duration>
    <meta:generator>LibreOffice/5.4.3.2$Linux_x86 LibreOffice_project/92a7159f7e4af62137622921e809f8546db437e5</meta:generator>
    <meta:document-statistic meta:table-count="0" meta:image-count="0" meta:object-count="45" meta:page-count="3" meta:paragraph-count="73" meta:word-count="1045" meta:character-count="6274" meta:non-whitespace-character-count="52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i>S</mi>
          <mo stretchy="false">→</mo>
          <msup>
            <mrow>
              <mo fence="true" stretchy="true">(</mo>
              <mrow>
                <mrow>
                  <mi>a</mi>
                  <mo stretchy="false">|</mo>
                  <mo stretchy="false">(</mo>
                  <mi>S</mi>
                  <mo stretchy="false">)</mo>
                </mrow>
              </mrow>
              <mo fence="true" stretchy="true">)</mo>
            </mrow>
            <mstyle mathsize="8pt">
              <mrow/>
            </mstyle>
          </msup>
        </mrow>
      </mstyle>
      <mrow/>
    </mrow>
    <annotation encoding="StarMath 5.0"> size 12{S rightarrow  left (a \lline  \( S \)  right ) rSup { size 8{*} } } {}</annotation>
  </semantics>
</math>
</file>

<file path=Object 10/content.xml><?xml version="1.0" encoding="utf-8"?>
<math xmlns="http://www.w3.org/1998/Math/MathML" display="block">
  <semantics>
    <mrow>
      <mstyle mathsize="12pt">
        <mi>A</mi>
      </mstyle>
      <mrow/>
    </mrow>
    <annotation encoding="StarMath 5.0"> size 12{A} {}</annotation>
  </semantics>
</math>
</file>

<file path=Object 11/content.xml><?xml version="1.0" encoding="utf-8"?>
<math xmlns="http://www.w3.org/1998/Math/MathML" display="block">
  <semantics>
    <mrow>
      <mstyle mathsize="12pt">
        <mrow>
          <msub>
            <mi>Q</mi>
            <mstyle mathsize="8pt">
              <mn>0</mn>
            </mstyle>
          </msub>
          <mover>
            <mo stretchy="false">→</mo>
            <mstyle mathsize="8pt">
              <mrow>
                <mo stretchy="false">|</mo>
                <mi>A</mi>
                <mo stretchy="false">⟩</mo>
              </mrow>
            </mstyle>
          </mover>
          <msub>
            <mi>Q</mi>
            <mstyle mathsize="8pt">
              <mn>2</mn>
            </mstyle>
          </msub>
        </mrow>
      </mstyle>
      <mrow/>
    </mrow>
    <annotation encoding="StarMath 5.0"> size 12{Q rSub { size 8{0} }  { rightarrow }  cSup { size 8{ \lline A \rangle } } Q rSub { size 8{2} } } {}</annotation>
  </semantics>
</math>
</file>

<file path=Object 12/content.xml><?xml version="1.0" encoding="utf-8"?>
<math xmlns="http://www.w3.org/1998/Math/MathML" display="block">
  <semantics>
    <mrow>
      <mstyle mathsize="12pt">
        <mi>λ</mi>
      </mstyle>
      <mrow/>
    </mrow>
    <annotation encoding="StarMath 5.0"> size 12{λ} {}</annotation>
  </semantics>
</math>
</file>

<file path=Object 13/content.xml><?xml version="1.0" encoding="utf-8"?>
<math xmlns="http://www.w3.org/1998/Math/MathML" display="block">
  <semantics>
    <mrow>
      <mstyle mathsize="12pt">
        <mi>A</mi>
      </mstyle>
      <mrow/>
    </mrow>
    <annotation encoding="StarMath 5.0"> size 12{A} {}</annotation>
  </semantics>
</math>
</file>

<file path=Object 14/content.xml><?xml version="1.0" encoding="utf-8"?>
<math xmlns="http://www.w3.org/1998/Math/MathML" display="block">
  <semantics>
    <mrow>
      <mstyle mathsize="12pt">
        <mtable>
          <mtr>
            <mtd>
              <mrow>
                <mrow>
                  <mi>S</mi>
                  <mo stretchy="false">=</mo>
                  <msub>
                    <mi>Q</mi>
                    <mstyle mathsize="8pt">
                      <mn>0</mn>
                    </mstyle>
                  </msub>
                </mrow>
                <mo stretchy="false">→</mo>
                <msub>
                  <mi mathvariant="italic">aQ</mi>
                  <mstyle mathsize="8pt">
                    <mn>0</mn>
                  </mstyle>
                </msub>
                <mo stretchy="false">|</mo>
                <mo stretchy="false">(</mo>
                <msub>
                  <mi>Q</mi>
                  <mstyle mathsize="8pt">
                    <mn>1</mn>
                  </mstyle>
                </msub>
                <mo stretchy="false">|</mo>
                <mo stretchy="false">|</mo>
                <mi>A</mi>
                <mo stretchy="false">⟩</mo>
                <msub>
                  <mi>Q</mi>
                  <mstyle mathsize="8pt">
                    <mn>2</mn>
                  </mstyle>
                </msub>
                <mo stretchy="false">|</mo>
                <mn>1,</mn>
                <mrow/>
              </mrow>
            </mtd>
            <mtd>
              <mrow>
                <msub>
                  <mi>Q</mi>
                  <mstyle mathsize="8pt">
                    <mn>1</mn>
                  </mstyle>
                </msub>
                <mo stretchy="false">→</mo>
                <mo stretchy="false">⟨</mo>
                <mi>A</mi>
                <mo stretchy="false">|</mo>
                <msub>
                  <mi>Q</mi>
                  <mstyle mathsize="8pt">
                    <mn>0</mn>
                  </mstyle>
                </msub>
                <mi>,</mi>
                <mrow/>
              </mrow>
            </mtd>
            <mtd>
              <mrow>
                <msub>
                  <mi>Q</mi>
                  <mstyle mathsize="8pt">
                    <mn>2</mn>
                  </mstyle>
                </msub>
                <mo stretchy="false">→</mo>
                <mo stretchy="false">)</mo>
                <msub>
                  <mi>Q</mi>
                  <mstyle mathsize="8pt">
                    <mn>0</mn>
                  </mstyle>
                </msub>
                <mrow/>
              </mrow>
            </mtd>
          </mtr>
        </mtable>
      </mstyle>
      <mrow/>
    </mrow>
    <annotation encoding="StarMath 5.0"> size 12{ matrix {
S=Q rSub { size 8{0} }  rightarrow aQ rSub { size 8{0} }  \lline  \( Q rSub { size 8{1} }  \lline  \lline A \rangle Q rSub { size 8{2} }  \lline 1, {} # Q rSub { size 8{1} }  rightarrow  \langle A \lline Q rSub { size 8{0} } , {} # Q rSub { size 8{2} }  rightarrow  \) Q rSub { size 8{0} } {}
} } {}</annotation>
  </semantics>
</math>
</file>

<file path=Object 15/content.xml><?xml version="1.0" encoding="utf-8"?>
<math xmlns="http://www.w3.org/1998/Math/MathML" display="block">
  <semantics>
    <mrow>
      <mstyle mathsize="12pt">
        <mrow>
          <mi>Q</mi>
          <mover>
            <mo stretchy="false">→</mo>
            <mstyle mathsize="8pt">
              <mi>S</mi>
            </mstyle>
          </mover>
          <msub>
            <mi>Q</mi>
            <mstyle mathsize="8pt">
              <mn>2</mn>
            </mstyle>
          </msub>
        </mrow>
      </mstyle>
      <mrow/>
    </mrow>
    <annotation encoding="StarMath 5.0"> size 12{Q { rightarrow }  cSup { size 8{S} } Q rSub { size 8{2} } } {}</annotation>
  </semantics>
</math>
</file>

<file path=Object 16/content.xml><?xml version="1.0" encoding="utf-8"?>
<math xmlns="http://www.w3.org/1998/Math/MathML" display="block">
  <semantics>
    <mrow>
      <mstyle mathsize="12pt">
        <mi>A</mi>
      </mstyle>
      <mrow/>
    </mrow>
    <annotation encoding="StarMath 5.0"> size 12{A} {}</annotation>
  </semantics>
</math>
</file>

<file path=Object 17/content.xml><?xml version="1.0" encoding="utf-8"?>
<math xmlns="http://www.w3.org/1998/Math/MathML" display="block">
  <semantics>
    <mrow>
      <mstyle mathsize="12pt">
        <mrow>
          <msub>
            <mi>Q</mi>
            <mstyle mathsize="8pt">
              <mn>1</mn>
            </mstyle>
          </msub>
          <mover>
            <mo stretchy="false">→</mo>
            <mstyle mathsize="8pt">
              <mrow>
                <mo stretchy="false">⟨</mo>
                <mi>A</mi>
                <mo stretchy="false">|</mo>
              </mrow>
            </mstyle>
          </mover>
          <msub>
            <mi>Q</mi>
            <mstyle mathsize="8pt">
              <mn>0</mn>
            </mstyle>
          </msub>
        </mrow>
      </mstyle>
      <mrow/>
    </mrow>
    <annotation encoding="StarMath 5.0"> size 12{Q rSub { size 8{1} }  { rightarrow }  cSup { size 8{ \langle A \lline } } Q rSub { size 8{0} } } {}</annotation>
  </semantics>
</math>
</file>

<file path=Object 18/content.xml><?xml version="1.0" encoding="utf-8"?>
<math xmlns="http://www.w3.org/1998/Math/MathML" display="block">
  <semantics>
    <mrow>
      <mstyle mathsize="12pt">
        <mtable>
          <mtr>
            <mtd>
              <mrow>
                <mrow>
                  <mi>S</mi>
                  <mo stretchy="false">=</mo>
                  <msub>
                    <mi>Q</mi>
                    <mstyle mathsize="8pt">
                      <mn>0</mn>
                    </mstyle>
                  </msub>
                </mrow>
                <mo stretchy="false">→</mo>
                <msub>
                  <mi mathvariant="italic">aQ</mi>
                  <mstyle mathsize="8pt">
                    <mn>0</mn>
                  </mstyle>
                </msub>
                <mo stretchy="false">|</mo>
                <mo stretchy="false">(</mo>
                <mo stretchy="false">⟨</mo>
                <mi>A</mi>
                <mo stretchy="false">|</mo>
                <msub>
                  <mi>Q</mi>
                  <mstyle mathsize="8pt">
                    <mn>0</mn>
                  </mstyle>
                </msub>
                <mo stretchy="false">|</mo>
                <mo stretchy="false">|</mo>
                <mi>A</mi>
                <mo stretchy="false">⟩</mo>
                <msub>
                  <mi>Q</mi>
                  <mstyle mathsize="8pt">
                    <mn>2</mn>
                  </mstyle>
                </msub>
                <mo stretchy="false">|</mo>
                <mn>1,</mn>
                <mrow/>
              </mrow>
            </mtd>
            <mtd>
              <mrow>
                <msub>
                  <mi>Q</mi>
                  <mstyle mathsize="8pt">
                    <mn>2</mn>
                  </mstyle>
                </msub>
                <mo stretchy="false">→</mo>
                <mo stretchy="false">)</mo>
                <msub>
                  <mi>Q</mi>
                  <mstyle mathsize="8pt">
                    <mn>0</mn>
                  </mstyle>
                </msub>
                <mrow/>
              </mrow>
            </mtd>
          </mtr>
        </mtable>
      </mstyle>
      <mrow/>
    </mrow>
    <annotation encoding="StarMath 5.0"> size 12{ matrix {
S=Q rSub { size 8{0} }  rightarrow aQ rSub { size 8{0} }  \lline  \(  \langle A \lline Q rSub { size 8{0} }  \lline  \lline A \rangle Q rSub { size 8{2} }  \lline 1, {} # Q rSub { size 8{2} }  rightarrow  \) Q rSub { size 8{0} } {}
} } {}</annotation>
  </semantics>
</math>
</file>

<file path=Object 19/content.xml><?xml version="1.0" encoding="utf-8"?>
<math xmlns="http://www.w3.org/1998/Math/MathML" display="block">
  <semantics>
    <mrow>
      <mstyle mathsize="12pt">
        <mrow>
          <msub>
            <mi>Q</mi>
            <mstyle mathsize="8pt">
              <mn>0</mn>
            </mstyle>
          </msub>
          <mover>
            <mo stretchy="false">→</mo>
            <mstyle mathsize="8pt">
              <mrow>
                <mo stretchy="false">|</mo>
                <mi>A</mi>
                <mo stretchy="false">⟩</mo>
              </mrow>
            </mstyle>
          </mover>
          <msub>
            <mi>Q</mi>
            <mstyle mathsize="8pt">
              <mn>2</mn>
            </mstyle>
          </msub>
        </mrow>
      </mstyle>
      <mrow/>
    </mrow>
    <annotation encoding="StarMath 5.0"> size 12{Q rSub { size 8{0} }  { rightarrow }  cSup { size 8{ \lline A \rangle } } Q rSub { size 8{2} } } {}</annotation>
  </semantics>
</math>
</file>

<file path=Object 2/content.xml><?xml version="1.0" encoding="utf-8"?>
<math xmlns="http://www.w3.org/1998/Math/MathML" display="block">
  <semantics>
    <mrow>
      <mstyle mathsize="12pt">
        <mtable>
          <mtr>
            <mtd>
              <mrow>
                <mrow>
                  <mi>S</mi>
                  <mo stretchy="false">=</mo>
                  <msub>
                    <mi>Q</mi>
                    <mstyle mathsize="8pt">
                      <mn>0</mn>
                    </mstyle>
                  </msub>
                </mrow>
                <mo stretchy="false">→</mo>
                <msub>
                  <mi mathvariant="italic">aQ</mi>
                  <mstyle mathsize="8pt">
                    <mn>0</mn>
                  </mstyle>
                </msub>
                <mo stretchy="false">|</mo>
                <mo stretchy="false">(</mo>
                <msub>
                  <mi>Q</mi>
                  <mstyle mathsize="8pt">
                    <mn>1</mn>
                  </mstyle>
                </msub>
                <mo stretchy="false">|</mo>
                <mn>1,</mn>
                <mrow/>
              </mrow>
            </mtd>
            <mtd>
              <mrow>
                <msub>
                  <mi>Q</mi>
                  <mstyle mathsize="8pt">
                    <mn>1</mn>
                  </mstyle>
                </msub>
                <mo stretchy="false">→</mo>
                <mstyle mathvariant="italic">
                  <msub>
                    <mtext>SQ</mtext>
                    <mstyle mathsize="8pt">
                      <mn>2</mn>
                    </mstyle>
                  </msub>
                </mstyle>
                <mi>,</mi>
                <mrow/>
              </mrow>
            </mtd>
            <mtd>
              <mrow>
                <msub>
                  <mi>Q</mi>
                  <mstyle mathsize="8pt">
                    <mn>2</mn>
                  </mstyle>
                </msub>
                <mo stretchy="false">→</mo>
                <mo stretchy="false">)</mo>
                <msub>
                  <mi>Q</mi>
                  <mstyle mathsize="8pt">
                    <mn>0</mn>
                  </mstyle>
                </msub>
                <mrow/>
              </mrow>
            </mtd>
          </mtr>
        </mtable>
      </mstyle>
      <mrow/>
    </mrow>
    <annotation encoding="StarMath 5.0"> size 12{ matrix {
S=Q rSub { size 8{0} }  rightarrow aQ rSub { size 8{0} }  \lline  \( Q rSub { size 8{1} }  \lline 1, {} # Q rSub { size 8{1} }  rightarrow  ital "SQ" rSub { size 8{2} } , {} # Q rSub { size 8{2} }  rightarrow  \) Q rSub { size 8{0} } {}
} } {}</annotation>
  </semantics>
</math>
</file>

<file path=Object 20/content.xml><?xml version="1.0" encoding="utf-8"?>
<math xmlns="http://www.w3.org/1998/Math/MathML" display="block">
  <semantics>
    <mrow>
      <mstyle mathsize="12pt">
        <mrow>
          <mrow>
            <mi>S</mi>
            <mo stretchy="false">=</mo>
            <msub>
              <mi>Q</mi>
              <mstyle mathsize="8pt">
                <mn>0</mn>
              </mstyle>
            </msub>
          </mrow>
          <mo stretchy="false">→</mo>
          <msub>
            <mi mathvariant="italic">aQ</mi>
            <mstyle mathsize="8pt">
              <mn>0</mn>
            </mstyle>
          </msub>
          <mo stretchy="false">|</mo>
          <mo stretchy="false">(</mo>
          <mo stretchy="false">⟨</mo>
          <mi>A</mi>
          <mo stretchy="false">|</mo>
          <msub>
            <mi>Q</mi>
            <mstyle mathsize="8pt">
              <mn>0</mn>
            </mstyle>
          </msub>
          <mo stretchy="false">|</mo>
          <mo stretchy="false">|</mo>
          <mi>A</mi>
          <mo stretchy="false">⟩</mo>
          <mo stretchy="false">)</mo>
          <msub>
            <mi>Q</mi>
            <mstyle mathsize="8pt">
              <mn>0</mn>
            </mstyle>
          </msub>
          <mo stretchy="false">|</mo>
          <mn>1</mn>
        </mrow>
      </mstyle>
      <mrow/>
    </mrow>
    <annotation encoding="StarMath 5.0"> size 12{S=Q rSub { size 8{0} }  rightarrow aQ rSub { size 8{0} }  \lline  \(  \langle A \lline Q rSub { size 8{0} }  \lline  \lline A \rangle  \) Q rSub { size 8{0} }  \lline 1} {}</annotation>
  </semantics>
</math>
</file>

<file path=Object 21/content.xml><?xml version="1.0" encoding="utf-8"?>
<math xmlns="http://www.w3.org/1998/Math/MathML" display="block"/>
</file>

<file path=Object 22/content.xml><?xml version="1.0" encoding="utf-8"?>
<math xmlns="http://www.w3.org/1998/Math/MathML" display="block">
  <semantics>
    <mrow>
      <mstyle mathsize="12pt">
        <mrow>
          <mi>w</mi>
          <mo stretchy="false">∈</mo>
          <msup>
            <mi>A</mi>
            <mstyle mathsize="8pt">
              <mrow/>
            </mstyle>
          </msup>
        </mrow>
      </mstyle>
      <mrow/>
    </mrow>
    <annotation encoding="StarMath 5.0"> size 12{w in A rSup { size 8{*} } } {}</annotation>
  </semantics>
</math>
</file>

<file path=Object 23/content.xml><?xml version="1.0" encoding="utf-8"?>
<math xmlns="http://www.w3.org/1998/Math/MathML" display="block"/>
</file>

<file path=Object 24/content.xml><?xml version="1.0" encoding="utf-8"?>
<math xmlns="http://www.w3.org/1998/Math/MathML" display="block"/>
</file>

<file path=Object 25/content.xml><?xml version="1.0" encoding="utf-8"?>
<math xmlns="http://www.w3.org/1998/Math/MathML" display="block"/>
</file>

<file path=Object 3/content.xml><?xml version="1.0" encoding="utf-8"?>
<math xmlns="http://www.w3.org/1998/Math/MathML" display="block">
  <semantics>
    <mrow>
      <mstyle mathsize="12pt">
        <mi>S</mi>
      </mstyle>
      <mrow/>
    </mrow>
    <annotation encoding="StarMath 5.0"> size 12{S} {}</annotation>
  </semantics>
</math>
</file>

<file path=Object 4/content.xml><?xml version="1.0" encoding="utf-8"?>
<math xmlns="http://www.w3.org/1998/Math/MathML" display="block">
  <semantics>
    <mrow>
      <mstyle mathsize="12pt">
        <mrow>
          <msub>
            <mi>Q</mi>
            <mstyle mathsize="8pt">
              <mn>1</mn>
            </mstyle>
          </msub>
          <mover>
            <mo stretchy="false">→</mo>
            <mstyle mathsize="8pt">
              <mi>S</mi>
            </mstyle>
          </mover>
          <msub>
            <mi>Q</mi>
            <mstyle mathsize="8pt">
              <mn>2</mn>
            </mstyle>
          </msub>
          <mo stretchy="false">⇒</mo>
          <mrow>
            <mo fence="true" stretchy="true">{</mo>
            <mrow>
              <mtable>
                <mtr>
                  <mtd>
                    <mrow>
                      <msub>
                        <mi>Q</mi>
                        <mstyle mathsize="8pt">
                          <mn>1</mn>
                        </mstyle>
                      </msub>
                      <mover>
                        <mo stretchy="false">→</mo>
                        <mstyle mathsize="8pt">
                          <mrow>
                            <mo stretchy="false">⟨</mo>
                            <mi>A</mi>
                            <mo stretchy="false">|</mo>
                          </mrow>
                        </mstyle>
                      </mover>
                      <mrow>
                        <mi>S</mi>
                        <mo stretchy="false">=</mo>
                        <msub>
                          <mi>Q</mi>
                          <mstyle mathsize="8pt">
                            <mn>0</mn>
                          </mstyle>
                        </msub>
                      </mrow>
                      <mrow/>
                    </mrow>
                  </mtd>
                </mtr>
                <mtr>
                  <mtd>
                    <mrow>
                      <msub>
                        <mi>Q</mi>
                        <mstyle mathsize="8pt">
                          <mn>0</mn>
                        </mstyle>
                      </msub>
                      <mover>
                        <mo stretchy="false">→</mo>
                        <mstyle mathsize="8pt">
                          <mrow>
                            <mo stretchy="false">|</mo>
                            <mi>A</mi>
                            <mo stretchy="false">⟩</mo>
                          </mrow>
                        </mstyle>
                      </mover>
                      <msub>
                        <mi>Q</mi>
                        <mstyle mathsize="8pt">
                          <mn>2</mn>
                        </mstyle>
                      </msub>
                    </mrow>
                  </mtd>
                </mtr>
              </mtable>
            </mrow>
          </mrow>
        </mrow>
      </mstyle>
      <mrow/>
    </mrow>
    <annotation encoding="StarMath 5.0"> size 12{Q rSub { size 8{1} }  { rightarrow }  cSup { size 8{S} } Q rSub { size 8{2} }  drarrow  left lbrace  matrix {
Q rSub { size 8{1} }  { rightarrow }  cSup { size 8{ \langle A \lline } } S=Q rSub { size 8{0} }  {} ##
Q rSub { size 8{0} }  { rightarrow }  cSup { size 8{ \lline A \rangle } } Q rSub { size 8{2} } 
}  right none } {}</annotation>
  </semantics>
</math>
</file>

<file path=Object 5/content.xml><?xml version="1.0" encoding="utf-8"?>
<math xmlns="http://www.w3.org/1998/Math/MathML" display="block">
  <semantics>
    <mrow>
      <mstyle mathsize="12pt">
        <mrow>
          <mo stretchy="false">⟨</mo>
          <mi>A</mi>
          <mo stretchy="false">|</mo>
        </mrow>
      </mstyle>
      <mrow/>
    </mrow>
    <annotation encoding="StarMath 5.0"> size 12{ \langle A \lline } {}</annotation>
  </semantics>
</math>
</file>

<file path=Object 6/content.xml><?xml version="1.0" encoding="utf-8"?>
<math xmlns="http://www.w3.org/1998/Math/MathML" display="block">
  <semantics>
    <mrow>
      <mstyle mathsize="12pt">
        <mi>S</mi>
      </mstyle>
      <mrow/>
    </mrow>
    <annotation encoding="StarMath 5.0"> size 12{S} {}</annotation>
  </semantics>
</math>
</file>

<file path=Object 7/content.xml><?xml version="1.0" encoding="utf-8"?>
<math xmlns="http://www.w3.org/1998/Math/MathML" display="block">
  <semantics>
    <mrow>
      <mstyle mathsize="12pt">
        <mrow>
          <mo stretchy="false">|</mo>
          <mi>A</mi>
          <mo stretchy="false">⟩</mo>
        </mrow>
      </mstyle>
      <mrow/>
    </mrow>
    <annotation encoding="StarMath 5.0"> size 12{ \lline A \rangle } {}</annotation>
  </semantics>
</math>
</file>

<file path=Object 8/content.xml><?xml version="1.0" encoding="utf-8"?>
<math xmlns="http://www.w3.org/1998/Math/MathML" display="block">
  <semantics>
    <mrow>
      <mstyle mathsize="12pt">
        <mrow>
          <msub>
            <mi>Q</mi>
            <mstyle mathsize="8pt">
              <mn>1</mn>
            </mstyle>
          </msub>
          <mover>
            <mo stretchy="false">→</mo>
            <mstyle mathsize="8pt">
              <mrow>
                <mo stretchy="false">⟨</mo>
                <mi>A</mi>
                <mo stretchy="false">|</mo>
              </mrow>
            </mstyle>
          </mover>
          <msub>
            <mi>Q</mi>
            <mstyle mathsize="8pt">
              <mn>0</mn>
            </mstyle>
          </msub>
        </mrow>
      </mstyle>
      <mrow/>
    </mrow>
    <annotation encoding="StarMath 5.0"> size 12{Q rSub { size 8{1} }  { rightarrow }  cSup { size 8{ \langle A \lline } } Q rSub { size 8{0} } } {}</annotation>
  </semantics>
</math>
</file>

<file path=Object 9/content.xml><?xml version="1.0" encoding="utf-8"?>
<math xmlns="http://www.w3.org/1998/Math/MathML" display="block">
  <semantics>
    <mrow>
      <mstyle mathsize="12pt">
        <mi>λ</mi>
      </mstyle>
      <mrow/>
    </mrow>
    <annotation encoding="StarMath 5.0"> size 12{λ} {}</annotation>
  </semantics>
</math>
</file>